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 Sans" svg:font-family="'Open Sans', Arial, sans-serif"/>
    <style:font-face style:name="OpenSymbol" svg:font-family="OpenSymbol"/>
    <style:font-face style:name="Tahoma1" svg:font-family="Tahoma"/>
    <style:font-face style:name="Verdana" svg:font-family="Verdana, Tahoma, Helvetica, Arial"/>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15.111cm" style:rel-column-width="58251*"/>
    </style:style>
    <style:style style:name="Table1.B" style:family="table-column">
      <style:table-column-properties style:column-width="1.889cm" style:rel-column-width="7284*"/>
    </style:style>
    <style:style style:name="Table1.A1" style:family="table-cell">
      <style:table-cell-properties style:vertical-align="middle" fo:padding="0.097cm" fo:border="none"/>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2pt" style:font-size-asian="12pt" style:font-size-complex="12pt"/>
    </style:style>
    <style:style style:name="P4" style:family="paragraph" style:parent-style-name="Standard">
      <style:text-properties fo:font-variant="normal" fo:text-transform="none" fo:color="#414042" style:font-name="Times New Roman" fo:font-size="12pt" fo:letter-spacing="normal" fo:font-style="normal" fo:font-weight="normal"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Times New Roman"/>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Times New Roman" fo:font-weight="bold" style:font-weight-asian="bold" style:font-weight-complex="bold"/>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style:text-line-through-style="none" style:font-name="Times New Roman" fo:font-weight="normal"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style:text-line-through-style="none" style:font-name="Times New Roman" fo:font-weight="bold" style:font-weight-asian="bold" style:font-weight-complex="bold"/>
    </style:style>
    <style:style style:name="P12" style:family="paragraph" style:parent-style-name="Table_20_Contents">
      <style:paragraph-properties fo:text-align="center" style:justify-single-word="false"/>
      <style:text-properties style:font-name="Times New Roman" fo:font-size="12pt" style:font-size-asian="12pt" style:font-size-complex="12pt"/>
    </style:style>
    <style:style style:name="P13" style:family="paragraph" style:parent-style-name="Table_20_Contents">
      <style:paragraph-properties fo:text-align="end" style:justify-single-word="false"/>
      <style:text-properties style:font-name="Times New Roman" fo:font-size="12pt" style:font-size-asian="12pt" style:font-size-complex="12pt"/>
    </style:style>
    <style:style style:name="P14" style:family="paragraph" style:parent-style-name="Table_20_Contents">
      <style:paragraph-properties fo:text-align="center" style:justify-single-word="false"/>
      <style:text-properties style:font-name="Times New Roman"/>
    </style:style>
    <style:style style:name="P15" style:family="paragraph" style:parent-style-name="Table_20_Contents">
      <style:paragraph-properties fo:text-align="end" style:justify-single-word="false"/>
      <style:text-properties style:font-name="Times New Roman"/>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2pt" style:font-size-asian="12pt" style:font-size-complex="12pt"/>
    </style:style>
    <style:style style:name="P17" style:family="paragraph" style:parent-style-name="Standard">
      <style:paragraph-properties fo:margin-left="0cm" fo:margin-right="0cm" fo:text-align="start" style:justify-single-word="false" fo:orphans="2" fo:widows="2" fo:text-indent="0cm" style:auto-text-indent="false"/>
      <style:text-properties style:text-position="0% 100%" style:font-name="Times New Roman" fo:font-weight="bold" style:font-weight-asian="bold"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style:text-position="0% 100%" style:font-name="Times New Roman" fo:font-weight="normal" style:font-weight-asian="normal"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text-properties style:font-name="Times New Roman" fo:font-weight="bold" style:font-weight-asian="bold"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style:font-name="Times New Roman"/>
    </style:style>
    <style:style style:name="P21"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style>
    <style:style style:name="P23" style:family="paragraph" style:parent-style-name="Standard">
      <style:paragraph-properties fo:margin-left="0cm" fo:margin-right="0cm" fo:text-align="start" style:justify-single-word="false" fo:orphans="2" fo:widows="2" fo:text-indent="0cm" style:auto-text-indent="false"/>
      <style:text-properties style:text-line-through-style="none" style:font-name="Times New Roman" fo:font-weight="normal" style:font-weight-asian="normal"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02cm solid #000000" style:join-border="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414042" fo:letter-spacing="normal"/>
    </style:style>
    <style:style style:name="T2" style:family="text">
      <style:text-properties fo:font-variant="normal" fo:text-transform="none" fo:color="#414042" fo:letter-spacing="normal" fo:font-style="normal" fo:font-weight="normal"/>
    </style:style>
    <style:style style:name="T3" style:family="text">
      <style:text-properties fo:font-variant="normal" fo:text-transform="none" fo:color="#414143" style:text-line-through-style="none" fo:letter-spacing="normal" style:text-underline-style="none" style:text-blinking="false"/>
    </style:style>
    <style:style style:name="T4" style:family="text">
      <style:text-properties fo:font-variant="normal" fo:text-transform="none" fo:color="#414143" style:text-line-through-style="none" fo:letter-spacing="normal" fo:font-style="normal" style:text-underline-style="none" fo:font-weight="normal" style:text-blinking="false"/>
    </style:style>
    <style:style style:name="T5" style:family="text">
      <style:text-properties fo:font-variant="normal" fo:text-transform="none" fo:color="#454442" fo:letter-spacing="normal"/>
    </style:style>
    <style:style style:name="T6" style:family="text">
      <style:text-properties fo:font-variant="normal" fo:text-transform="none" fo:color="#454442" fo:font-size="10pt" fo:letter-spacing="normal" fo:font-style="normal" fo:font-weight="bold" style:font-size-asian="10pt" style:font-weight-asian="bold" style:font-size-complex="10pt" style:font-weight-complex="bold"/>
    </style:style>
    <style:style style:name="T7" style:family="text">
      <style:text-properties fo:font-variant="normal" fo:text-transform="none" fo:color="#454442" fo:font-size="12pt" fo:letter-spacing="normal" fo:font-style="normal" fo:font-weight="normal"/>
    </style:style>
    <style:style style:name="T8" style:family="text">
      <style:text-properties fo:font-variant="normal" fo:text-transform="none" fo:color="#000000" style:font-name="Arial1" fo:font-size="12pt" fo:letter-spacing="normal" fo:font-style="normal" fo:font-weight="bold" style:font-weight-asian="bold" style:font-weight-complex="bold"/>
    </style:style>
    <style:style style:name="T9" style:family="text">
      <style:text-properties fo:font-variant="normal" fo:text-transform="none" fo:color="#000000" style:font-name="Times New Roman" fo:font-size="14pt" fo:letter-spacing="normal" fo:font-style="normal" fo:font-weight="bold" style:font-weight-asian="bold" style:font-weight-complex="bold"/>
    </style:style>
    <style:style style:name="T10" style:family="text">
      <style:text-properties fo:font-variant="normal" fo:text-transform="none" fo:color="#000000" style:font-name="Verdana" fo:font-size="9pt" fo:letter-spacing="normal" fo:font-style="normal" fo:font-weight="normal" style:font-weight-asian="bold" style:font-weight-complex="bold"/>
    </style:style>
    <style:style style:name="T11" style:family="text">
      <style:text-properties fo:font-variant="normal" fo:text-transform="none" fo:color="#01a3d2" style:text-line-through-style="none" style:font-name="Open Sans" fo:font-size="12pt" fo:letter-spacing="normal" fo:font-style="normal" style:text-underline-style="none" fo:font-weight="bold" style:text-blinking="false" style:font-size-asian="12pt" style:font-size-complex="12pt"/>
    </style:style>
    <style:style style:name="T12" style:family="text">
      <style:text-properties fo:font-variant="normal" fo:text-transform="none" fo:color="#0070bb" style:font-name="Arial1" fo:font-size="12pt" fo:letter-spacing="normal" fo:font-style="normal" fo:font-weight="bold" style:font-weight-asian="bold" style:font-weight-complex="bold"/>
    </style:style>
    <style:style style:name="T13" style:family="text">
      <style:text-properties fo:font-variant="normal" fo:text-transform="none" fo:color="#001c64" style:font-name="Arial1" fo:font-size="24pt" fo:letter-spacing="normal" fo:font-style="normal" fo:font-weight="bold" style:font-weight-asian="bold" style:font-weight-complex="bold"/>
    </style:style>
    <style:style style:name="T14" style:family="text">
      <style:text-properties fo:font-variant="normal" fo:text-transform="none" fo:color="#222222" style:font-name="Arial1" fo:font-size="10.5pt" fo:letter-spacing="normal" fo:font-style="normal" fo:font-weight="normal" style:font-weight-asian="bold" style:font-weight-complex="bold"/>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weight="bold" style:font-weight-asian="bold" style:font-weight-complex="bold"/>
    </style:style>
    <style:style style:name="T19" style:family="text">
      <style:text-properties style:font-name="Times New Roman"/>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weight="bold" style:font-weight-asian="bold"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style:text-position="sub 58%"/>
    </style:style>
    <style:style style:name="T24" style:family="text">
      <style:text-properties style:text-position="-33% 58%"/>
    </style:style>
    <style:style style:name="T25" style:family="text">
      <style:text-properties style:text-position="-33% 58%" style:font-name="Times New Roman1"/>
    </style:style>
    <style:style style:name="T26" style:family="text">
      <style:text-properties style:font-name="Times New Roman1"/>
    </style:style>
    <style:style style:name="T27" style:family="text">
      <style:text-properties style:text-position="0% 100%"/>
    </style:style>
    <style:style style:name="T28" style:family="text">
      <style:text-properties style:text-position="0% 100%" style:font-name="Times New Roman"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coil has an inductance, ( L ) of one Henry, ( 1H ) when the current flowing through the coil changes at a rate of one ampere/second, ( A/s ). This change induces a voltage of one volt, ( U<text:span text:style-name="T24">L</text:span> ) in it. </text:p>
      <table:table table:name="Tabelle4" table:style-name="Tabelle4">
        <table:table-column table:style-name="Tabelle4.A"/>
        <table:table-column table:style-name="Tabelle4.B"/>
        <table:table-header-rows>
          <table:table-row>
            <table:table-cell table:style-name="Tabelle4.A1" office:value-type="string">
              <text:p text:style-name="P3"><draw:frame draw:style-name="fr1" draw:name="Objekt4" text:anchor-type="as-char" svg:width="2.17cm" svg:height="1cm" draw:z-index="0"><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P2">'di' is difference in current, 'dt' is difference in time. So measure both at the start (usually when its at zero), then measure second time at it's peak and you get change in current per unit of time. But this can be calculated <text:s/>from frequency alone. The voltage and current are not meant to be the rms values, so if you need 28V rms, you need to convert that into peak voltage to get actual value in time.</text:p>
      <text:p text:style-name="P2"/>
      <text:p text:style-name="P2">Inductors are devices that can store their energy in the form of a magnetic field. Inductors are made from individual loops of wire combined to produce a coil and if the number of loops within the coil are increased, then for the same amount of current flowing through the coil, the magnetic flux will also increase.</text:p>
      <text:p text:style-name="P2">So by increasing the number of loops or turns within a coil, increases the coils inductance. Then the relationship between self-inductance, ( L ) and the number of turns, ( N ) and for a simple single layered coil can be given as:</text:p>
      <text:p text:style-name="P2"/>
      <table:table table:name="Table1" table:style-name="Table1">
        <table:table-column table:style-name="Table1.A"/>
        <table:table-column table:style-name="Table1.B"/>
        <table:table-header-rows>
          <table:table-row>
            <table:table-cell table:style-name="Table1.A1" office:value-type="string">
              <text:p text:style-name="P3"><draw:frame draw:style-name="fr1" draw:name="Object1" text:anchor-type="as-char" svg:width="1.573cm" svg:height="0.91cm" draw:z-index="1"><draw:object xlink:href="./Object 2" xlink:type="simple" xlink:show="embed" xlink:actuate="onLoad"/><draw:image xlink:href="./ObjectReplacements/Object 2" xlink:type="simple" xlink:show="embed" xlink:actuate="onLoad"/><svg:desc>formula</svg:desc></draw:frame> <office:annotation><dc:creator>Unknown Author</dc:creator><dc:date>2022-12-15T12:46:28.74</dc:date><text:p text:style-name="P25"><text:span text:style-name="T30"><text:s/></text:span><text:span text:style-name="T30">%ALPHA</text:span><text:span text:style-name="T30"><text:tab/></text:span><text:span text:style-name="T30">Α</text:span><text:span text:style-name="T30"><text:tab/></text:span></text:p><text:p text:style-name="P25"><text:span text:style-name="T30"><text:s/></text:span><text:span text:style-name="T30">%BETA</text:span><text:span text:style-name="T30"><text:tab/></text:span><text:span text:style-name="T30">Β</text:span><text:span text:style-name="T30"><text:tab/></text:span></text:p><text:p text:style-name="P25"><text:span text:style-name="T30"><text:s/></text:span><text:span text:style-name="T30">%GAMMA</text:span><text:span text:style-name="T30"><text:tab/></text:span><text:span text:style-name="T30">Γ</text:span><text:span text:style-name="T30"><text:tab/></text:span></text:p><text:p text:style-name="P25"><text:span text:style-name="T30"><text:s/></text:span><text:span text:style-name="T30">%DELTA</text:span><text:span text:style-name="T30"><text:tab/></text:span><text:span text:style-name="T30">Δ</text:span><text:span text:style-name="T30"><text:tab/></text:span></text:p><text:p text:style-name="P25"><text:span text:style-name="T30"><text:s/></text:span><text:span text:style-name="T30">%EPSILON</text:span><text:span text:style-name="T30"><text:tab/></text:span><text:span text:style-name="T30">Ε</text:span></text:p><text:p text:style-name="P25"><text:span text:style-name="T30"><text:s/></text:span><text:span text:style-name="T30">%ZETA</text:span><text:span text:style-name="T30"><text:tab/></text:span><text:span text:style-name="T30">Ζ</text:span><text:span text:style-name="T30"><text:tab/></text:span></text:p><text:p text:style-name="P25"><text:span text:style-name="T30"><text:s/></text:span><text:span text:style-name="T30">%ETA</text:span><text:span text:style-name="T30"><text:tab/></text:span><text:span text:style-name="T30">Η</text:span><text:span text:style-name="T30"><text:tab/></text:span></text:p><text:p text:style-name="P25"><text:span text:style-name="T30"><text:s/></text:span><text:span text:style-name="T30">%THETA</text:span><text:span text:style-name="T30"><text:tab/></text:span><text:span text:style-name="T30">Θ</text:span><text:span text:style-name="T30"><text:tab/></text:span></text:p><text:p text:style-name="P25"><text:span text:style-name="T30"><text:s/></text:span><text:span text:style-name="T30">%IOTA</text:span><text:span text:style-name="T30"><text:tab/></text:span><text:span text:style-name="T30">Ι</text:span><text:span text:style-name="T30"><text:tab/></text:span></text:p><text:p text:style-name="P25"><text:span text:style-name="T30"><text:s/></text:span><text:span text:style-name="T30">%KAPPA</text:span><text:span text:style-name="T30"><text:tab/></text:span><text:span text:style-name="T30">Κ</text:span></text:p><text:p text:style-name="P25"><text:span text:style-name="T30"><text:s/></text:span><text:span text:style-name="T30">%LAMBDA</text:span><text:span text:style-name="T30"><text:tab/></text:span><text:span text:style-name="T30">Λ</text:span><text:span text:style-name="T30"><text:tab/></text:span></text:p><text:p text:style-name="P25"><text:span text:style-name="T30"><text:s/></text:span><text:span text:style-name="T30">%MU</text:span><text:span text:style-name="T30"><text:tab/></text:span><text:span text:style-name="T30">Μ</text:span><text:span text:style-name="T30"><text:tab/></text:span></text:p><text:p text:style-name="P25"><text:span text:style-name="T30"><text:s/></text:span><text:span text:style-name="T30">%NU</text:span><text:span text:style-name="T30"><text:tab/></text:span><text:span text:style-name="T30">Ν</text:span><text:span text:style-name="T30"><text:tab/></text:span></text:p><text:p text:style-name="P25"><text:span text:style-name="T30"><text:s/></text:span><text:span text:style-name="T30">%XI</text:span><text:span text:style-name="T30"><text:tab/></text:span><text:span text:style-name="T30">Ξ</text:span><text:span text:style-name="T30"><text:tab/></text:span></text:p><text:p text:style-name="P25"><text:span text:style-name="T30"><text:s/></text:span><text:span text:style-name="T30">%OMICRON</text:span><text:span text:style-name="T30"><text:tab/></text:span><text:span text:style-name="T30">Ο</text:span></text:p><text:p text:style-name="P25"><text:span text:style-name="T30"><text:s/></text:span><text:span text:style-name="T30">%PI</text:span><text:span text:style-name="T30"><text:tab/></text:span><text:span text:style-name="T30">Π</text:span><text:span text:style-name="T30"><text:tab/></text:span></text:p><text:p text:style-name="P25"><text:span text:style-name="T30"><text:s/></text:span><text:span text:style-name="T30">%RHO</text:span><text:span text:style-name="T30"><text:tab/></text:span><text:span text:style-name="T30">Ρ</text:span><text:span text:style-name="T30"><text:tab/></text:span></text:p><text:p text:style-name="P25"><text:span text:style-name="T30"><text:s/></text:span><text:span text:style-name="T30">%SIGMA</text:span><text:span text:style-name="T30"><text:tab/></text:span><text:span text:style-name="T30">Σ</text:span><text:span text:style-name="T30"><text:tab/></text:span></text:p><text:p text:style-name="P25"><text:span text:style-name="T30"><text:s/></text:span><text:span text:style-name="T30">%TAU</text:span><text:span text:style-name="T30"><text:tab/></text:span><text:span text:style-name="T30">Τ</text:span><text:span text:style-name="T30"><text:tab/></text:span></text:p><text:p text:style-name="P25"><text:span text:style-name="T30"><text:s/></text:span><text:span text:style-name="T30">%UPSILON</text:span><text:span text:style-name="T30"><text:tab/></text:span><text:span text:style-name="T30">Υ</text:span></text:p><text:p text:style-name="P25"><text:span text:style-name="T30"><text:s/></text:span><text:span text:style-name="T30">%PHI</text:span><text:span text:style-name="T30"><text:tab/></text:span><text:span text:style-name="T30">Φ</text:span><text:span text:style-name="T30"><text:tab/></text:span></text:p><text:p text:style-name="P25"><text:span text:style-name="T30"><text:s/></text:span><text:span text:style-name="T30">%CHI</text:span><text:span text:style-name="T30"><text:tab/></text:span><text:span text:style-name="T30">Χ</text:span><text:span text:style-name="T30"><text:tab/></text:span></text:p><text:p text:style-name="P25"><text:span text:style-name="T30"><text:s/></text:span><text:span text:style-name="T30">%PSI</text:span><text:span text:style-name="T30"><text:tab/></text:span><text:span text:style-name="T30">Ψ</text:span><text:span text:style-name="T30"><text:tab/></text:span></text:p><text:p text:style-name="P25"><text:span text:style-name="T30"><text:s/></text:span><text:span text:style-name="T30">%OMEGA</text:span><text:span text:style-name="T30"><text:tab/></text:span><text:span text:style-name="T30">Ω</text:span><text:span text:style-name="T30"><text:tab/></text:span></text:p></office:annotation></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P2">Φ is the magnetic flux, </text:p>
      <text:p text:style-name="P2"/>
      <table:table table:name="Table2" table:style-name="Table2">
        <table:table-column table:style-name="Table2.A"/>
        <table:table-column table:style-name="Table2.B"/>
        <table:table-header-rows>
          <table:table-row>
            <table:table-cell table:style-name="Table2.A1" office:value-type="string">
              <text:p text:style-name="P3"><draw:frame draw:style-name="fr1" draw:name="Object2" text:anchor-type="as-char" svg:width="1.72cm" svg:height="0.483cm" draw:z-index="2"><draw:object xlink:href="./Object 3" xlink:type="simple" xlink:show="embed" xlink:actuate="onLoad"/><draw:image xlink:href="./ObjectReplacements/Object 3"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P2">B is the flux density, and A is the area. </text:p>
      <text:p text:style-name="P2"/>
      <text:p text:style-name="P2">Magnetic flux density is higher when we have more turns, lower if the turns are over bigger area and higher when more current is flowing. Also higher with higher "relative magnetic permiability" of the core around which the coil is wound.</text:p>
      <text:p text:style-name="P2"/>
      <table:table table:name="Table4" table:style-name="Table4">
        <table:table-column table:style-name="Table4.A"/>
        <table:table-column table:style-name="Table4.B"/>
        <table:table-header-rows>
          <table:table-row>
            <table:table-cell table:style-name="Table4.A1" office:value-type="string">
              <text:p text:style-name="P12"><draw:frame draw:style-name="fr1" draw:name="Object4" text:anchor-type="as-char" svg:width="2.214cm" svg:height="0.998cm" draw:z-index="3"><draw:object xlink:href="./Object 5" xlink:type="simple" xlink:show="embed" xlink:actuate="onLoad"/><draw:image xlink:href="./ObjectReplacements/Object 5" xlink:type="simple" xlink:show="embed" xlink:actuate="onLoad"/><svg:desc>formula</svg:desc></draw:frame> </text:p>
            </table:table-cell>
            <table:table-cell table:style-name="Table4.A1" office:value-type="string">
              <text:p text:style-name="P13">(<text:sequence text:ref-name="refText3" text:name="Text" text:formula="ooow:Text+1" style:num-format="1">4</text:sequence>)</text:p>
            </table:table-cell>
          </table:table-row>
        </table:table-header-rows>
      </table:table>
      <text:p text:style-name="P2"><text:span text:style-name="T4">μ</text:span><text:span text:style-name="T4">ο</text:span><text:span text:style-name="T1"> </text:span><text:span text:style-name="T2">is the Permeability of Free Space (4.π.10</text:span><text:span text:style-name="T2">-7</text:span><text:span text:style-name="T2">)</text:span> </text:p>
      <text:p text:style-name="P2"><text:span text:style-name="T4">A</text:span><text:span text:style-name="T1"> </text:span><text:span text:style-name="T2">is the Inner Core Area (2π r) in m^2</text:span> </text:p>
      <text:p text:style-name="P2"><text:span text:style-name="T1"> </text:span><text:span text:style-name="T3">ℓ</text:span><text:span text:style-name="T1"> </text:span><text:span text:style-name="T2">is the length of the Coil in metres</text:span> </text:p>
      <text:p text:style-name="P4">Then by substituting B in the first equation for L will give us: </text:p>
      <text:p text:style-name="P1"/>
      <table:table table:name="Table5" table:style-name="Table5">
        <table:table-column table:style-name="Table5.A"/>
        <table:table-column table:style-name="Table5.B"/>
        <table:table-header-rows>
          <table:table-row>
            <table:table-cell table:style-name="Table5.A1" office:value-type="string">
              <text:p text:style-name="P14"><draw:frame draw:style-name="fr1" draw:name="Object5" text:anchor-type="as-char" svg:width="2.395cm" svg:height="1.058cm" draw:z-index="4"><draw:object xlink:href="./Object 6" xlink:type="simple" xlink:show="embed" xlink:actuate="onLoad"/><draw:image xlink:href="./ObjectReplacements/Object 6" xlink:type="simple" xlink:show="embed" xlink:actuate="onLoad"/><svg:desc>formula</svg:desc></draw:frame> </text:p>
            </table:table-cell>
            <table:table-cell table:style-name="Table5.A1" office:value-type="string">
              <text:p text:style-name="P15">(<text:sequence text:ref-name="refText4" text:name="Text" text:formula="ooow:Text+1" style:num-format="1">5</text:sequence>)</text:p>
            </table:table-cell>
          </table:table-row>
        </table:table-header-rows>
      </table:table>
      <text:p text:style-name="P16"/>
      <text:p text:style-name="P7"><text:span text:style-name="T15"><text:line-break/></text:span><text:span text:style-name="T16">In my case I need a transformer with secondary current of 48.9A, but voltage 28V rms at 50Hz</text:span></text:p>
      <text:p text:style-name="P6"/>
      <text:p text:style-name="P6">First we need to work with numbers for peak current and peak voltage:</text:p>
      <text:p text:style-name="P6"/>
      <table:table table:name="Table3" table:style-name="Table3">
        <table:table-column table:style-name="Table3.A"/>
        <table:table-column table:style-name="Table3.B"/>
        <table:table-header-rows>
          <table:table-row>
            <table:table-cell table:style-name="Table3.A1" office:value-type="string">
              <text:p text:style-name="P14"><draw:frame draw:style-name="fr1" draw:name="Object7" text:anchor-type="as-char" svg:width="2.905cm" svg:height="0.533cm" draw:z-index="6"><draw:object xlink:href="./Object 4" xlink:type="simple" xlink:show="embed" xlink:actuate="onLoad"/><draw:image xlink:href="./ObjectReplacements/Object 4" xlink:type="simple" xlink:show="embed" xlink:actuate="onLoad"/></draw:frame> </text:p>
            </table:table-cell>
            <table:table-cell table:style-name="Table3.A1" office:value-type="string">
              <text:p text:style-name="P15">(<text:sequence text:ref-name="refText5" text:name="Text" text:formula="ooow:Text+1" style:num-format="1">6</text:sequence>)</text:p>
            </table:table-cell>
          </table:table-row>
        </table:table-header-rows>
      </table:table>
      <text:p text:style-name="P6"/>
      <text:p text:style-name="P6"><text:soft-page-break/>peak voltage U<text:span text:style-name="T24">P</text:span> = 39.59V</text:p>
      <text:p text:style-name="P6">peak current I<text:span text:style-name="T24">P</text:span> = 69.01A</text:p>
      <text:p text:style-name="P6"/>
      <text:p text:style-name="P7">Now we need to work out the time difference which will get us the inductance according the first formula <text:sequence-ref text:reference-format="direction" text:ref-name="refText0">above</text:sequence-ref>.</text:p>
      <text:p text:style-name="P7"/>
      <text:p text:style-name="P7">In a coil, current is 90 degrees behind voltage, but the shift itself doesn't matter. But we're talking about sin(x) and -cos(x) functions, so for current say -cos(pi/2) = 0 and -cos(pi) = U<text:span text:style-name="T23">P</text:span>, so time difference to reach full voltage is pi/2. 50Hz means that 2pi = 1/50, so pi/2 = 1/200s. Now we can use the first fomula</text:p>
      <text:p text:style-name="P7"/>
      <table:table table:name="Table6" table:style-name="Table6">
        <table:table-column table:style-name="Table6.A"/>
        <table:table-column table:style-name="Table6.B"/>
        <table:table-header-rows>
          <table:table-row>
            <table:table-cell table:style-name="Table6.A1" office:value-type="string">
              <text:p text:style-name="P14"><draw:frame draw:style-name="fr1" draw:name="Object6" text:anchor-type="as-char" svg:width="8.895cm" svg:height="4.068cm" draw:z-index="5"><draw:object xlink:href="./Object 7" xlink:type="simple" xlink:show="embed" xlink:actuate="onLoad"/><draw:image xlink:href="./ObjectReplacements/Object 7" xlink:type="simple" xlink:show="embed" xlink:actuate="onLoad"/><svg:desc>formula</svg:desc></draw:frame> </text:p>
            </table:table-cell>
            <table:table-cell table:style-name="Table6.A1" office:value-type="string">
              <text:p text:style-name="P15">(<text:sequence text:ref-name="refText6" text:name="Text" text:formula="ooow:Text+1" style:num-format="1">7</text:sequence>)</text:p>
            </table:table-cell>
          </table:table-row>
        </table:table-header-rows>
      </table:table>
      <text:p text:style-name="P7">The sign of the mH does not matter so I'll work with positive <text:span text:style-name="T18">2.8684mH</text:span></text:p>
      <text:p text:style-name="P7"/>
      <text:p text:style-name="P6">At this point I needed to dive more into ferrite cores and found this equation.</text:p>
      <table:table table:name="Table7" table:style-name="Table7">
        <table:table-column table:style-name="Table7.A"/>
        <table:table-column table:style-name="Table7.B"/>
        <table:table-header-rows>
          <table:table-row>
            <table:table-cell table:style-name="Table7.A1" office:value-type="string">
              <text:p text:style-name="P14"><draw:frame draw:style-name="fr1" draw:name="Object9" text:anchor-type="as-char" svg:width="1.734cm" svg:height="1.15cm" draw:z-index="7"><draw:object xlink:href="./Object 8" xlink:type="simple" xlink:show="embed" xlink:actuate="onLoad"/><draw:image xlink:href="./ObjectReplacements/Object 8" xlink:type="simple" xlink:show="embed" xlink:actuate="onLoad"/><svg:desc>formula</svg:desc></draw:frame> </text:p>
            </table:table-cell>
            <table:table-cell table:style-name="Table7.A1" office:value-type="string">
              <text:p text:style-name="P15">(<text:sequence text:ref-name="refText7" text:name="Text" text:formula="ooow:Text+1" style:num-format="1">8</text:sequence>)</text:p>
            </table:table-cell>
          </table:table-row>
        </table:table-header-rows>
      </table:table>
      <text:p text:style-name="P7"/>
      <text:p text:style-name="P7">A<text:span text:style-name="T24">L</text:span> is inductance factor of a core, so it's crutial to find one with high inductance factor because I want low number or turns. This calculator contains real materials to choose from:</text:p>
      <text:p text:style-name="P5"><text:a xlink:type="simple" xlink:href="https://coil32.net/online-calculators/amidon-ferrite-torroid-calculator.html" text:style-name="Internet_20_link" text:visited-style-name="Visited_20_Internet_20_Link"><text:span text:style-name="T19">https://coil32.net/online-calculators/amidon-ferrite-torroid-calculator.html</text:span></text:a></text:p>
      <text:p text:style-name="P7"/>
      <text:p text:style-name="P7"><text:span text:style-name="T17">Optional: Or when choosing a core we can try this </text:span><text:a xlink:type="simple" xlink:href="https://www.eeweb.com/tools/coil-inductance/?utm_source=AspenCore&amp;utm_medium=ELECTRONICS%20TUTORIALS&amp;_gl=1*yifpcz*_ga*MjgzMjY1MTc3LjE2NzEwNjYwMTg.*_ga_ZLV02RYCZ8*MTY3MTE0NjU1OC42LjAuMTY3MTE0NjU1OC4wLjAuMA.." text:style-name="Internet_20_link" text:visited-style-name="Visited_20_Internet_20_Link"><text:span text:style-name="T17">calculator</text:span></text:a><text:span text:style-name="T17"> to maybe find out what loop diameter would be just right for a core, but I found that choosing from existing materials was quicker.</text:span></text:p>
      <text:p text:style-name="P7"/>
      <text:p text:style-name="P7"><text:span text:style-name="T15">Material number 77 is used for transformers, with dimentions FT-290 and L = 2.86mH gave me only 28 number of turns which is perfect. This also gave me a value of 2000 for </text:span><text:span text:style-name="T22">"</text:span><text:span text:style-name="T6">Initial magnetic permeability (μ)</text:span><text:span text:style-name="T22">"</text:span></text:p>
      <text:p text:style-name="P7"><text:span text:style-name="T22"/></text:p>
      <text:p text:style-name="P7">Now the value of <text:span text:style-name="T18">2.8684mH</text:span><text:span text:style-name="T29"> is a result of magnatic flux of the primary winding. Plugging all values here resulted in 30 turns on the secondary.</text:span></text:p>
      <text:p text:style-name="P5"><text:a xlink:type="simple" xlink:href="https://coil32.net/online-calculators/ferrite-torroid-calculator.html" text:style-name="Internet_20_link" text:visited-style-name="Visited_20_Internet_20_Link"><text:span text:style-name="T19">https://coil32.net/online-calculators/ferrite-torroid-calculator.html</text:span></text:a></text:p>
      <text:p text:style-name="P7"/>
      <text:p text:style-name="P8">input:</text:p>
      <text:p text:style-name="P7">L = 2.8684mH</text:p>
      <text:p text:style-name="P7">OD=73.7mm</text:p>
      <text:p text:style-name="P7">ID=38.9mm</text:p>
      <text:p text:style-name="P7">h=12.7mm</text:p>
      <text:p text:style-name="P7">chamfer = 1mm (guess)</text:p>
      <text:p text:style-name="P7">mu_r = 2000 relative magnetic permiability</text:p>
      <text:p text:style-name="P7">d= Wire diameter, selected 10AWG because it's maximum current is 55A</text:p>
      <text:p text:style-name="P7"/>
      <text:p text:style-name="P5"><text:soft-page-break/><text:a xlink:type="simple" xlink:href="http://hyperphysics.phy-astr.gsu.edu/hbase/Tables/wirega.html" text:style-name="Internet_20_link" text:visited-style-name="Visited_20_Internet_20_Link"><text:span text:style-name="T19">http://hyperphysics.phy-astr.gsu.edu/hbase/Tables/wirega.html</text:span></text:a></text:p>
      <text:p text:style-name="P8">Output:</text:p>
      <text:p text:style-name="P7">N = 29.755</text:p>
      <text:p text:style-name="P7">A<text:span text:style-name="T24">L</text:span> = 3,240<text:span text:style-name="T5"> u</text:span><text:span text:style-name="T7">H/N2</text:span> </text:p>
      <text:p text:style-name="P7">l<text:span text:style-name="T24">w</text:span> = 1.791 meters of wire </text:p>
      <text:p text:style-name="P7"/>
      <text:p text:style-name="P7"><text:span text:style-name="T18">This means I only need 2 meters of 10AWG wire to make only 30 turns, given this particular core. But I need to point out that this is probably inaccurate because we calculated this based on a bare core, not based on the primary winding on this core. But it gave me an idea what number of turns I can plug in next. But experimentally I might need less turns if the wire gets too big and messy so maybe I'll try different results for say 25-30.</text:span></text:p>
      <text:p text:style-name="P7"><text:span text:style-name="T18"/></text:p>
      <text:p text:style-name="P9">So back to equation <text:sequence-ref text:reference-format="text" text:ref-name="refText1">(2)</text:sequence-ref>, we can calculate magnetic flux needed to be created by the primary winding. I'm plugging in secondary turns, secondary inductance, secondary current – should give me required flux.</text:p>
      <text:p text:style-name="P9"/>
      <text:p text:style-name="P9"><draw:frame draw:style-name="fr2" draw:name="Object10" text:anchor-type="as-char" svg:width="6.899cm" svg:height="2.016cm" draw:z-index="10"><draw:object xlink:href="./Object 11" xlink:type="simple" xlink:show="embed" xlink:actuate="onLoad"/><draw:image xlink:href="./ObjectReplacements/Object 11" xlink:type="simple" xlink:show="embed" xlink:actuate="onLoad"/></draw:frame></text:p>
      <text:p text:style-name="P7"><text:span text:style-name="T18">Now if we can calculate the inductance for the primary coil, then given magnatic flux we maybe able to try to see how many turns it'll be using formula </text:span><text:span text:style-name="T18"><text:sequence-ref text:reference-format="text" text:ref-name="refText1">(2)</text:sequence-ref></text:span><text:span text:style-name="T18">.</text:span></text:p>
      <text:p text:style-name="P7"><text:span text:style-name="T18"/></text:p>
      <text:p text:style-name="P7">This was for the secondary winding. Now I need the primary winding.</text:p>
      <text:p text:style-name="P7"/>
      <text:p text:style-name="P7">Because we're working with 48.8A and 28V, that means the transformer operates at 1,369W of power (P). Given the voltage of 230V, the primary current will need to be </text:p>
      <text:p text:style-name="P1"/>
      <table:table table:name="Table8" table:style-name="Table8">
        <table:table-column table:style-name="Table8.A"/>
        <table:table-column table:style-name="Table8.B"/>
        <table:table-header-rows>
          <table:table-row>
            <table:table-cell table:style-name="Table8.A1" office:value-type="string">
              <text:p text:style-name="P14"><draw:frame draw:style-name="fr1" draw:name="Object3" text:anchor-type="as-char" svg:width="5.082cm" svg:height="2.177cm" draw:z-index="8"><draw:object xlink:href="./Object 9" xlink:type="simple" xlink:show="embed" xlink:actuate="onLoad"/><draw:image xlink:href="./ObjectReplacements/Object 9" xlink:type="simple" xlink:show="embed" xlink:actuate="onLoad"/><svg:desc>formula</svg:desc></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P7"/>
      <text:p text:style-name="P7">As before the T = 1/200s so required inductance of primary coil is:</text:p>
      <text:p text:style-name="P7"/>
      <table:table table:name="Table9" table:style-name="Table9">
        <table:table-column table:style-name="Table9.A"/>
        <table:table-column table:style-name="Table9.B"/>
        <table:table-header-rows>
          <table:table-row>
            <table:table-cell table:style-name="Table9.A1" office:value-type="string">
              <text:p text:style-name="P14"><draw:frame draw:style-name="fr1" draw:name="Object8" text:anchor-type="as-char" svg:width="9.329cm" svg:height="2.036cm" draw:z-index="9"><draw:object xlink:href="./Object 10" xlink:type="simple" xlink:show="embed" xlink:actuate="onLoad"/><draw:image xlink:href="./ObjectReplacements/Object 10" xlink:type="simple" xlink:show="embed" xlink:actuate="onLoad"/><svg:desc>formula</svg:desc></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P7"/>
      <text:p text:style-name="P8">L = 193.1 mH</text:p>
      <text:p text:style-name="P8"/>
      <text:p text:style-name="P8"><draw:frame draw:style-name="fr2" draw:name="Object11" text:anchor-type="as-char" svg:width="5.719cm" svg:height="1.926cm" draw:z-index="11"><draw:object xlink:href="./Object 12" xlink:type="simple" xlink:show="embed" xlink:actuate="onLoad"/><draw:image xlink:href="./ObjectReplacements/Object 12" xlink:type="simple" xlink:show="embed" xlink:actuate="onLoad"/></draw:frame><text:line-break/></text:p>
      <text:p text:style-name="P8">Independent second way of calculating confirms my results exactly!?</text:p>
      <text:p text:style-name="P7"><text:soft-page-break/></text:p>
      <text:p text:style-name="P7">Wire size chosen is 20AWG because that can take 11A of current.</text:p>
      <text:p text:style-name="P10"/>
      <text:p text:style-name="P11">This core actually has the same properties as in my equations!</text:p>
      <text:p text:style-name="P10"><text:a xlink:type="simple" xlink:href="https://www.mouser.co.uk/ProductDetail/Fair-Rite/5977011101?qs=mU1%2Fij5TiH5UxMFyMMr8sA%3D%3D" text:style-name="Internet_20_link" text:visited-style-name="Visited_20_Internet_20_Link">https://www.mouser.co.uk/ProductDetail/Fair-Rite/5977011101?qs=mU1%2Fij5TiH5UxMFyMMr8sA%3D%3D</text:a></text:p>
      <text:p text:style-name="P10"/>
      <text:p text:style-name="P9">Recalculating all values using the online calculator gives me A<text:span text:style-name="T24">L </text:span>= 3243 nH/N^2 which doesn't agree with datasheet. So I tweaked the <text:span text:style-name="T26">μ</text:span><text:span text:style-name="T25">R</text:span><text:span text:style-name="T18"> </text:span>to final value 2159. Then the result showed the same A<text:span text:style-name="T24">L</text:span> as from the datasheet – because tweaking this also affected sligtly the final number of turns and the wires lengths.</text:p>
      <text:p text:style-name="P9"/>
      <table:table table:name="Table10" table:style-name="Table10">
        <table:table-column table:style-name="Table10.A"/>
        <table:table-column table:style-name="Table10.B"/>
        <table:table-row>
          <table:table-cell table:style-name="Table10.A1" office:value-type="string">
            <text:p text:style-name="P9">Primary:</text:p>
          </table:table-cell>
          <table:table-cell table:style-name="Table10.B1" office:value-type="string">
            <text:p text:style-name="P9">Secondary:</text:p>
          </table:table-cell>
        </table:table-row>
        <table:table-row>
          <table:table-cell table:style-name="Table10.A2" office:value-type="string">
            <text:p text:style-name="P8">N = 235 turns</text:p>
            <text:p text:style-name="P8">l = 15 meters of wire</text:p>
          </table:table-cell>
          <table:table-cell table:style-name="Table10.B2" office:value-type="string">
            <text:p text:style-name="P8">N = 29 turns</text:p>
            <text:p text:style-name="P8">l = 1.72 meters of wire</text:p>
          </table:table-cell>
        </table:table-row>
      </table:table>
      <text:p text:style-name="P8"/>
      <text:p text:style-name="P5"><text:a xlink:type="simple" xlink:href="https://www.mouser.co.uk/ProductDetail/Fair-Rite/5977011101?qs=mU1/ij5TiH5UxMFyMMr8sA==" text:style-name="Internet_20_link" text:visited-style-name="Visited_20_Internet_20_Link"><text:span text:style-name="T21">Core</text:span></text:a><text:span text:style-name="T21">: </text:span><text:span text:style-name="T12">£32.23</text:span><text:span text:style-name="T8"> </text:span><text:s/><text:span text:style-name="T18">with shipping and vat</text:span></text:p>
      <text:p text:style-name="P5"><text:a xlink:type="simple" xlink:href="https://www.ebay.co.uk/itm/144648269006?var=0&amp;mkevt=1&amp;mkcid=1&amp;mkrid=710-53481-19255-0&amp;campid=5338268676&amp;toolid=10044&amp;customid=Cj0KCQiAqOucBhDrARIsAPCQL1Z_v3JlDUKjUQmLLUMrE0U_lmELwSuW00HO-oOCDoC8yaWxWP-61bUaArhqEALw_wcB" text:style-name="Internet_20_link" text:visited-style-name="Visited_20_Internet_20_Link"><text:span text:style-name="T21">Wire</text:span></text:a><text:span text:style-name="T21"> primary: </text:span><text:span text:style-name="T14">£12.20 GBP</text:span><text:span text:style-name="T13"> </text:span><text:span text:style-name="T21">with shipping and vat</text:span></text:p>
      <text:p text:style-name="P5"><text:a xlink:type="simple" xlink:href="https://bulkwire.com/magnet-wire" text:style-name="Internet_20_link" text:visited-style-name="Visited_20_Internet_20_Link"><text:span text:style-name="T21">Wire</text:span></text:a><text:span text:style-name="T21"> secon</text:span><text:span text:style-name="T20">dary: </text:span><text:span text:style-name="Strong_20_Emphasis"><text:span text:style-name="T11">$21.89</text:span></text:span><text:span text:style-name="T20"> <text:s/>with shipping and vat</text:span></text:p>
      <text:p text:style-name="P8"/>
      <text:p text:style-name="P8">Winding</text:p>
      <text:p text:style-name="P8"/>
      <text:p text:style-name="P8">Primary turns: 235</text:p>
      <text:p text:style-name="P5"><text:span text:style-name="T21">Wire area: </text:span><text:span text:style-name="Strong_20_Emphasis"><text:span text:style-name="T9">0.5027</text:span></text:span><text:span text:style-name="T21"> sqmm</text:span></text:p>
      <text:p text:style-name="P8">Wire radius: r = sqrt(A/pi); r = 0.4mm</text:p>
      <text:p text:style-name="P8">ID = 38.9mm</text:p>
      <text:p text:style-name="P8">Coil circumference: </text:p>
      <text:p text:style-name="P8">O = (ID – r/2) *2 * pi; O = <text:s/>243.159 mm</text:p>
      <text:p text:style-name="P8"/>
      <text:p text:style-name="P8">Turns first layer: <text:span text:style-name="T27">N</text:span><text:span text:style-name="T24">r1 </text:span><text:span text:style-name="T27">= O/(r*2); <text:s/>N</text:span><text:span text:style-name="T24">r1 </text:span><text:span text:style-name="T27">= 303.9</text:span></text:p>
      <text:p text:style-name="P17"/>
      <text:p text:style-name="P17">This means only one layer will be needed, I'll just space it as closely as possible and then maybe adjust. I should've bought a smaller core, that's crazy how efficient the core makes it unless I made a mistake because it looks too good.</text:p>
      <text:p text:style-name="P17"/>
      <text:p text:style-name="P17">--</text:p>
      <text:p text:style-name="P17">After having this prototype built, I'm getting a terrible inrush currents. These are calculated using DC formulas. </text:p>
      <text:p text:style-name="P17"/>
      <text:p text:style-name="P18">Copper resistivity of 20AWG is 0.0333ohm per meter. We have 15m, so 0.4995ohms, that is <text:span text:style-name="T18">480A</text:span>.</text:p>
      <text:p text:style-name="P5"><text:span text:style-name="T28">I tried to limit them using 4x "</text:span><text:span text:style-name="T10">AS32 20010</text:span><text:span text:style-name="T18">" limiters</text:span><text:span text:style-name="T28"> but unsuccessfully, they heat up within about 1/2 second and immediately tripped a B20 circuit breaker which was set up to protect the current limiters from exceeding their maximum current.</text:span></text:p>
      <text:p text:style-name="P24"><text:span text:style-name="T28"/></text:p>
      <text:p text:style-name="P5"><text:span text:style-name="T28"/></text:p>
      <text:p text:style-name="P5"><text:span text:style-name="T28"/></text:p>
      <text:p text:style-name="P5"><text:span text:style-name="T28"/></text:p>
      <text:p text:style-name="P5"><text:span text:style-name="T28"/></text:p>
      <text:p text:style-name="P5"><text:span text:style-name="T28"/></text:p>
      <text:p text:style-name="P5"><text:soft-page-break/><text:span text:style-name="T28"/></text:p>
      <text:p text:style-name="P5"><text:span text:style-name="T28">If I increase number of turns on the primary, what will happen? Hard to answer. I can try to require a higher flux, and see what happens with the turns, but even that depends on turns on the secondary. So what happens when we choose less turns on secondary? Will the required flux go up so the number of turns should go up I think.</text:span></text:p>
      <text:p text:style-name="P5"><text:span text:style-name="T28"/></text:p>
      <text:p text:style-name="P5"><text:span text:style-name="T28"/></text:p>
      <text:p text:style-name="P5"><text:span text:style-name="T28"/></text:p>
      <text:p text:style-name="P5"><text:span text:style-name="T28"/></text:p>
      <text:p text:style-name="P5"><text:span text:style-name="T28"><draw:frame draw:style-name="fr2" draw:name="Object12" text:anchor-type="as-char" svg:width="4.009cm" svg:height="2.016cm" draw:z-index="12"><draw:object xlink:href="./Object 13" xlink:type="simple" xlink:show="embed" xlink:actuate="onLoad"/><draw:image xlink:href="./ObjectReplacements/Object 1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 Sans" svg:font-family="'Open Sans', Arial, sans-serif"/>
    <style:font-face style:name="OpenSymbol" svg:font-family="OpenSymbol"/>
    <style:font-face style:name="Tahoma1" svg:font-family="Tahoma"/>
    <style:font-face style:name="Verdana" svg:font-family="Verdana, Tahoma, Helvetica, Arial"/>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76cm" fo:margin-bottom="1.78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Footer">Daniel Kat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2M38S</meta:editing-duration>
    <meta:editing-cycles>70</meta:editing-cycles>
    <meta:generator>OpenOffice/4.1.11$Win32 OpenOffice.org_project/4111m1$Build-9808</meta:generator>
    <dc:date>2023-03-31T20:51:42.11</dc:date>
    <meta:document-statistic meta:table-count="11" meta:image-count="0" meta:object-count="13" meta:page-count="5" meta:paragraph-count="97" meta:word-count="1218" meta:character-count="6809"/>
    <meta:user-defined meta:name="Info 1"/>
    <meta:user-defined meta:name="Info 2"/>
    <meta:user-defined meta:name="Info 3"/>
    <meta:user-defined meta:name="Info 4"/>
  </office:meta>
</office:document-meta>
</file>

<file path=Object 1/content.xml><?xml version="1.0" encoding="utf-8"?>
<math xmlns="http://www.w3.org/1998/Math/MathML">
  <semantics>
    <mrow>
      <mrow>
        <msub>
          <mi>U</mi>
          <mi>L</mi>
        </msub>
        <mo stretchy="false">=</mo>
        <mrow>
          <mo stretchy="false">−</mo>
          <mi>L</mi>
        </mrow>
      </mrow>
      <mfrac>
        <mrow>
          <mi mathvariant="italic">di</mi>
        </mrow>
        <mrow>
          <mi mathvariant="italic">dt</mi>
        </mrow>
      </mfrac>
    </mrow>
    <annotation encoding="StarMath 5.0">U_L=-L{di} over {dt} </annotation>
  </semantics>
</math>
</file>

<file path=Object 10/content.xml><?xml version="1.0" encoding="utf-8"?>
<math xmlns="http://www.w3.org/1998/Math/MathML">
  <semantics>
    <mtable>
      <mtr>
        <mtd>
          <mrow>
            <mrow>
              <mi>L</mi>
              <mo stretchy="false">=</mo>
              <mrow>
                <mo stretchy="false">−</mo>
                <msub>
                  <mi>V</mi>
                  <mi>L</mi>
                </msub>
              </mrow>
            </mrow>
            <mfrac>
              <mi mathvariant="italic">dt</mi>
              <mi mathvariant="italic">di</mi>
            </mfrac>
            <mo stretchy="false">→</mo>
          </mrow>
        </mtd>
      </mtr>
      <mtr>
        <mtd>
          <mrow>
            <mrow>
              <mi>L</mi>
              <mo stretchy="false">=</mo>
              <mrow>
                <mo stretchy="false">−</mo>
                <mn>325.2</mn>
              </mrow>
            </mrow>
            <mrow>
              <mrow>
                <mfrac>
                  <mrow>
                    <mo stretchy="false">(</mo>
                    <mrow>
                      <mrow>
                        <mn>1</mn>
                        <mo stretchy="false">/</mo>
                        <mn>200</mn>
                      </mrow>
                    </mrow>
                    <mo stretchy="false">)</mo>
                  </mrow>
                  <mn>8.42</mn>
                </mfrac>
                <mo stretchy="false">=</mo>
                <mrow>
                  <mo stretchy="false">−</mo>
                  <mn>0.0028684H</mn>
                </mrow>
              </mrow>
              <mo stretchy="false">=</mo>
              <mrow>
                <mo stretchy="false">−</mo>
                <mn>193.1116</mn>
              </mrow>
            </mrow>
            <mi mathvariant="italic">mH</mi>
          </mrow>
        </mtd>
      </mtr>
    </mtable>
    <annotation encoding="StarMath 5.0">L =- V_L dt over di rightarrow newline 

L = -325.2 (1/200) over 8.42 = -0.0028684H = -193.1116 mH</annotation>
  </semantics>
</math>
</file>

<file path=Object 11/content.xml><?xml version="1.0" encoding="utf-8"?>
<math xmlns="http://www.w3.org/1998/Math/MathML">
  <semantics>
    <mtable>
      <mtr>
        <mtd>
          <mrow>
            <mrow>
              <mo stretchy="false">ϕ</mo>
              <mo stretchy="false">=</mo>
              <mfrac>
                <mrow>
                  <mrow>
                    <mi>L</mi>
                    <mo stretchy="false">∗</mo>
                    <mi>I</mi>
                  </mrow>
                </mrow>
                <mrow>
                  <mi>N</mi>
                </mrow>
              </mfrac>
            </mrow>
            <mo stretchy="false">→</mo>
          </mrow>
        </mtd>
      </mtr>
      <mtr>
        <mtd>
          <mrow>
            <mrow>
              <mrow>
                <mo stretchy="false">ϕ</mo>
                <mo stretchy="false">=</mo>
                <mfrac>
                  <mrow>
                    <mn>0.0028684H</mn>
                    <mo stretchy="false">∗</mo>
                    <mn>48.9A</mn>
                  </mrow>
                  <mn>30</mn>
                </mfrac>
              </mrow>
              <mo stretchy="false">=</mo>
              <mn>0.004675492</mn>
            </mrow>
          </mrow>
        </mtd>
      </mtr>
    </mtable>
    <annotation encoding="StarMath 5.0">%phi={L*I} over {N} rightarrow newline 
%phi=0.0028684H * 48.9A over 30 = 0.004675492</annotation>
  </semantics>
</math>
</file>

<file path=Object 12/content.xml><?xml version="1.0" encoding="utf-8"?>
<math xmlns="http://www.w3.org/1998/Math/MathML">
  <semantics>
    <mtable>
      <mtr>
        <mtd>
          <mrow>
            <mrow>
              <mi>N</mi>
              <mo stretchy="false">=</mo>
              <mfrac>
                <mrow>
                  <mrow>
                    <mi>L</mi>
                    <mo stretchy="false">∗</mo>
                    <mi>I</mi>
                  </mrow>
                </mrow>
                <mrow>
                  <mo stretchy="false">ϕ</mo>
                </mrow>
              </mfrac>
            </mrow>
            <mo stretchy="false">→</mo>
          </mrow>
        </mtd>
      </mtr>
      <mtr>
        <mtd>
          <mrow>
            <mrow>
              <mrow>
                <mi>N</mi>
                <mo stretchy="false">=</mo>
                <mfrac>
                  <mrow>
                    <mn>0.1931H</mn>
                    <mo stretchy="false">∗</mo>
                    <mn>5.7A</mn>
                  </mrow>
                  <mn>0.004675492</mn>
                </mfrac>
              </mrow>
              <mo stretchy="false">=</mo>
              <mn>235</mn>
            </mrow>
            <mi mathvariant="italic">turns</mi>
            <mi>!</mi>
          </mrow>
        </mtd>
      </mtr>
    </mtable>
    <annotation encoding="StarMath 5.0">N={L*I} over {%phi} rightarrow newline 
N=0.1931H*5.7A over 0.004675492 = 235 turns!</annotation>
  </semantics>
</math>
</file>

<file path=Object 13/content.xml><?xml version="1.0" encoding="utf-8"?>
<math xmlns="http://www.w3.org/1998/Math/MathML">
  <semantics>
    <mtable>
      <mtr>
        <mtd>
          <mrow>
            <mrow>
              <mo stretchy="false">ϕ</mo>
              <mo stretchy="false">=</mo>
              <mfrac>
                <mrow>
                  <mrow>
                    <mi>L</mi>
                    <mo stretchy="false">∗</mo>
                    <mi>I</mi>
                  </mrow>
                </mrow>
                <mrow>
                  <mi>N</mi>
                </mrow>
              </mfrac>
            </mrow>
            <mo stretchy="false">→</mo>
          </mrow>
        </mtd>
      </mtr>
      <mtr>
        <mtd>
          <mrow>
            <mrow>
              <mrow>
                <mo stretchy="false">ϕ</mo>
                <mo stretchy="false">=</mo>
                <mfrac>
                  <mrow>
                    <mn>0.1931H</mn>
                    <mo stretchy="false">∗</mo>
                    <mn>5.7A</mn>
                  </mrow>
                  <mn>400</mn>
                </mfrac>
              </mrow>
              <mo stretchy="false">=</mo>
              <mrow/>
            </mrow>
          </mrow>
        </mtd>
      </mtr>
    </mtable>
    <annotation encoding="StarMath 5.0">%phi={L*I} over {N} rightarrow newline 
%phi=0.1931H*5.7A over 400 = </annotation>
  </semantics>
</math>
</file>

<file path=Object 2/content.xml><?xml version="1.0" encoding="utf-8"?>
<math xmlns="http://www.w3.org/1998/Math/MathML">
  <semantics>
    <mrow>
      <mrow>
        <mi>L</mi>
        <mo stretchy="false">=</mo>
        <mi>N</mi>
      </mrow>
      <mfrac>
        <mrow>
          <mo stretchy="false">ϕ</mo>
        </mrow>
        <mrow>
          <mi>I</mi>
        </mrow>
      </mfrac>
    </mrow>
    <annotation encoding="StarMath 5.0">L=N{%phi} over {I} </annotation>
  </semantics>
</math>
</file>

<file path=Object 3/content.xml><?xml version="1.0" encoding="utf-8"?>
<math xmlns="http://www.w3.org/1998/Math/MathML">
  <semantics>
    <mrow>
      <mrow>
        <mo stretchy="false">ϕ</mo>
        <mo stretchy="false">=</mo>
        <mi>B</mi>
      </mrow>
      <mi>x</mi>
      <mi>A</mi>
    </mrow>
    <annotation encoding="StarMath 5.0">%phi=B x A</annotation>
  </semantics>
</math>
</file>

<file path=Object 4/content.xml><?xml version="1.0" encoding="utf-8"?>
<math xmlns="http://www.w3.org/1998/Math/MathML">
  <semantics>
    <mrow>
      <mrow>
        <msub>
          <mi>U</mi>
          <mi>P</mi>
        </msub>
        <mo stretchy="false">=</mo>
        <msub>
          <mi>U</mi>
          <mi mathvariant="italic">RMS</mi>
        </msub>
      </mrow>
      <mi>×</mi>
      <mi>√</mi>
      <mn>2</mn>
    </mrow>
    <annotation encoding="StarMath 5.0">U_P = U_RMS × √2</annotation>
  </semantics>
</math>
</file>

<file path=Object 5/content.xml><?xml version="1.0" encoding="utf-8"?>
<math xmlns="http://www.w3.org/1998/Math/MathML">
  <semantics>
    <mrow>
      <mrow>
        <mi>B</mi>
        <mo stretchy="false">=</mo>
        <msub>
          <mo stretchy="false">μ</mo>
          <mn>0</mn>
        </msub>
      </mrow>
      <mfrac>
        <mrow>
          <mi>N</mi>
          <mo stretchy="false">∗</mo>
          <mi>I</mi>
        </mrow>
        <mi>l</mi>
      </mfrac>
    </mrow>
    <annotation encoding="StarMath 5.0">B=%mu_0 N*I over l</annotation>
  </semantics>
</math>
</file>

<file path=Object 6/content.xml><?xml version="1.0" encoding="utf-8"?>
<math xmlns="http://www.w3.org/1998/Math/MathML">
  <semantics>
    <mrow>
      <mrow>
        <mi>L</mi>
        <mo stretchy="false">=</mo>
        <msub>
          <mo stretchy="false">μ</mo>
          <mn>0</mn>
        </msub>
      </mrow>
      <mfrac>
        <mrow>
          <msup>
            <mi>N</mi>
            <mn>2</mn>
          </msup>
          <mo stretchy="false">∗</mo>
          <mi>A</mi>
        </mrow>
        <mi>l</mi>
      </mfrac>
    </mrow>
    <annotation encoding="StarMath 5.0">L=%mu_0 N^2*A over l</annotation>
  </semantics>
</math>
</file>

<file path=Object 7/content.xml><?xml version="1.0" encoding="utf-8"?>
<math xmlns="http://www.w3.org/1998/Math/MathML">
  <semantics>
    <mtable>
      <mtr>
        <mtd>
          <mrow>
            <mrow>
              <msub>
                <mi>V</mi>
                <mi>L</mi>
              </msub>
              <mo stretchy="false">=</mo>
              <mrow>
                <mo stretchy="false">−</mo>
                <mi>L</mi>
              </mrow>
            </mrow>
            <mfrac>
              <mrow>
                <mi mathvariant="italic">di</mi>
              </mrow>
              <mrow>
                <mi mathvariant="italic">dt</mi>
              </mrow>
            </mfrac>
            <mo stretchy="false">→</mo>
          </mrow>
        </mtd>
      </mtr>
      <mtr>
        <mtd>
          <mrow>
            <mi>L</mi>
            <mrow>
              <mfrac>
                <mrow>
                  <mi mathvariant="italic">di</mi>
                </mrow>
                <mrow>
                  <mi mathvariant="italic">dt</mi>
                </mrow>
              </mfrac>
              <mo stretchy="false">=</mo>
              <mrow>
                <mo stretchy="false">−</mo>
                <msub>
                  <mi>V</mi>
                  <mi>L</mi>
                </msub>
              </mrow>
            </mrow>
            <mo stretchy="false">→</mo>
          </mrow>
        </mtd>
      </mtr>
      <mtr>
        <mtd>
          <mrow>
            <mrow>
              <mi>L</mi>
              <mo stretchy="false">=</mo>
              <mrow>
                <mo stretchy="false">−</mo>
                <msub>
                  <mi>V</mi>
                  <mi>L</mi>
                </msub>
              </mrow>
            </mrow>
            <mfrac>
              <mi mathvariant="italic">dt</mi>
              <mi mathvariant="italic">di</mi>
            </mfrac>
            <mo stretchy="false">→</mo>
          </mrow>
        </mtd>
      </mtr>
      <mtr>
        <mtd>
          <mrow>
            <mrow>
              <mi>L</mi>
              <mo stretchy="false">=</mo>
              <mrow>
                <mo stretchy="false">−</mo>
                <mn>39.59</mn>
              </mrow>
            </mrow>
            <mrow>
              <mrow>
                <mfrac>
                  <mrow>
                    <mo stretchy="false">(</mo>
                    <mrow>
                      <mrow>
                        <mn>1</mn>
                        <mo stretchy="false">/</mo>
                        <mn>200</mn>
                      </mrow>
                    </mrow>
                    <mo stretchy="false">)</mo>
                  </mrow>
                  <mn>69.01</mn>
                </mfrac>
                <mo stretchy="false">=</mo>
                <mrow>
                  <mo stretchy="false">−</mo>
                  <mn>0.0028684H</mn>
                </mrow>
              </mrow>
              <mo stretchy="false">=</mo>
              <mrow>
                <mo stretchy="false">−</mo>
                <mn>2.8684</mn>
              </mrow>
            </mrow>
            <mi mathvariant="italic">mH</mi>
          </mrow>
        </mtd>
      </mtr>
    </mtable>
    <annotation encoding="StarMath 5.0">V_L=-L{di} over {dt} rightarrow newline

L {di} over {dt} =- V_L rightarrow newline 

L =- V_L dt over di rightarrow newline 

L = -39.59 (1/200) over 69.01 = -0.0028684H = -2.8684 mH</annotation>
  </semantics>
</math>
</file>

<file path=Object 8/content.xml><?xml version="1.0" encoding="utf-8"?>
<math xmlns="http://www.w3.org/1998/Math/MathML">
  <semantics>
    <mrow>
      <mrow>
        <mi>N</mi>
        <mo stretchy="false">=</mo>
        <msqrt>
          <mrow>
            <mfrac>
              <mi>L</mi>
              <msub>
                <mi>A</mi>
                <mi>L</mi>
              </msub>
            </mfrac>
          </mrow>
        </msqrt>
      </mrow>
    </mrow>
    <annotation encoding="StarMath 5.0">N = sqrt {L over A_L}</annotation>
  </semantics>
</math>
</file>

<file path=Object 9/content.xml><?xml version="1.0" encoding="utf-8"?>
<math xmlns="http://www.w3.org/1998/Math/MathML">
  <semantics>
    <mtable>
      <mtr>
        <mtd>
          <mrow>
            <mrow>
              <mrow>
                <msub>
                  <mi>I</mi>
                  <mn>1</mn>
                </msub>
                <mo stretchy="false">=</mo>
                <mfrac>
                  <mn>1369</mn>
                  <mn>240</mn>
                </mfrac>
              </mrow>
              <mo stretchy="false">=</mo>
              <mn>5.7</mn>
            </mrow>
            <msub>
              <mi>A</mi>
              <mi mathvariant="italic">rms</mi>
            </msub>
          </mrow>
        </mtd>
      </mtr>
      <mtr>
        <mtd>
          <mrow>
            <mrow>
              <mrow>
                <msub>
                  <mi>I</mi>
                  <mi mathvariant="italic">peak</mi>
                </msub>
                <mo stretchy="false">=</mo>
                <mrow>
                  <msqrt>
                    <mrow>
                      <mn>2</mn>
                    </mrow>
                  </msqrt>
                  <mo stretchy="false">∗</mo>
                  <mn>5.95</mn>
                </mrow>
              </mrow>
              <mo stretchy="false">=</mo>
              <mn>8.42</mn>
            </mrow>
            <msub>
              <mi>A</mi>
              <mi mathvariant="italic">peak</mi>
            </msub>
          </mrow>
        </mtd>
      </mtr>
      <mtr>
        <mtd>
          <mrow>
            <mrow>
              <mrow>
                <msub>
                  <mi>U</mi>
                  <mi mathvariant="italic">peak</mi>
                </msub>
                <mo stretchy="false">=</mo>
                <mrow>
                  <msqrt>
                    <mrow>
                      <mn>2</mn>
                    </mrow>
                  </msqrt>
                  <mo stretchy="false">∗</mo>
                  <mn>230</mn>
                </mrow>
              </mrow>
              <mo stretchy="false">=</mo>
              <mn>325.2</mn>
            </mrow>
            <msub>
              <mi>V</mi>
              <mi mathvariant="italic">peak</mi>
            </msub>
          </mrow>
        </mtd>
      </mtr>
    </mtable>
    <annotation encoding="StarMath 5.0">I_1=1369 over 240=5.7 A_rms newline

I_peak = sqrt{2} * 5.95 = 8.42 A_peak newline
U_peak = sqrt{2} * 230 = 325.2 V_peak</annotation>
  </semantics>
</math>
</file>